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1b95" officeooo:paragraph-rsid="00081b95"/>
    </style:style>
    <style:style style:name="P2" style:family="paragraph" style:parent-style-name="Standard">
      <style:text-properties style:text-underline-style="solid" style:text-underline-width="auto" style:text-underline-color="font-color" officeooo:rsid="00081b95" officeooo:paragraph-rsid="00081b95"/>
    </style:style>
    <style:style style:name="P3" style:family="paragraph" style:parent-style-name="Standard">
      <style:text-properties style:text-underline-style="none" fo:font-weight="bold" officeooo:rsid="00081b95" officeooo:paragraph-rsid="00081b95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81b95" officeooo:paragraph-rsid="00081b95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09f28e" officeooo:paragraph-rsid="0009f28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his work was completed as a final project on my course with CodeClan in January 2023.</text:p>
      <text:p text:style-name="P3"/>
      <text:p text:style-name="P3"/>
      <text:p text:style-name="P3">Final-data-to-present.html – Knitted markdown file for viewing</text:p>
      <text:p text:style-name="P3"/>
      <text:p text:style-name="P3">Presentation V2.odp – final presentation</text:p>
      <text:p text:style-name="P2"/>
      <text:p text:style-name="P2">Raw Data folder</text:p>
      <text:p text:style-name="P1"/>
      <text:p text:style-name="P1">Contains all raw data including shape files and csv.</text:p>
      <text:p text:style-name="P1"/>
      <text:p text:style-name="P2">Analysis_files</text:p>
      <text:p text:style-name="P1"/>
      <text:p text:style-name="P1">Contains images used in markdown and presentation</text:p>
      <text:p text:style-name="P1"/>
      <text:p text:style-name="P2">Clean data</text:p>
      <text:p text:style-name="P1"/>
      <text:p text:style-name="P1">Contains all cleaned files</text:p>
      <text:p text:style-name="P1"/>
      <text:p text:style-name="P2">R documents</text:p>
      <text:p text:style-name="P1"/>
      <text:p text:style-name="P1">Cleaning script.Rmd – Reading in all data and wrangling steps to create the data that would be used for analysis.</text:p>
      <text:p text:style-name="P1"/>
      <text:p text:style-name="P1">Final Project – tourism – Project folder for all other R scripts</text:p>
      <text:p text:style-name="P1"/>
      <text:p text:style-name="P1">Final data to present.Rmd – Markdown file with full set of analysis</text:p>
      <text:p text:style-name="P1"/>
      <text:p text:style-name="P1">analysis.Rmd – creating plots to be used in markdown file to display analysis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7T10:52:11.780000000</meta:creation-date>
    <meta:generator>LibreOffice/7.3.4.2$Windows_X86_64 LibreOffice_project/728fec16bd5f605073805c3c9e7c4212a0120dc5</meta:generator>
    <dc:date>2023-01-27T11:13:11.012000000</dc:date>
    <meta:editing-duration>PT10M42S</meta:editing-duration>
    <meta:editing-cycles>2</meta:editing-cycles>
    <meta:document-statistic meta:table-count="0" meta:image-count="0" meta:object-count="0" meta:page-count="1" meta:paragraph-count="14" meta:word-count="106" meta:character-count="686" meta:non-whitespace-character-count="587"/>
  </office:meta>
</office:document-meta>
</file>